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2mm"/>
    </style:style>
    <style:style style:name="co3" style:family="table-column">
      <style:table-column-properties fo:break-before="auto" style:column-width="36.53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44.7mm"/>
    </style:style>
    <style:style style:name="co6" style:family="table-column">
      <style:table-column-properties fo:break-before="auto" style:column-width="34.89mm"/>
    </style:style>
    <style:style style:name="co7" style:family="table-column">
      <style:table-column-properties fo:break-before="auto" style:column-width="46.97mm"/>
    </style:style>
    <style:style style:name="co8" style:family="table-column">
      <style:table-column-properties fo:break-before="auto" style:column-width="20.41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30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7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Акция" table:style-name="ta1">
        <table:table-column table:style-name="co1" table:default-cell-style-name="ce2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Расчет эталонной доходности для тестирования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Покупка продажа акции с дивидендами и комиссиями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Акция</text:p>
          </table:table-cell>
          <table:table-cell table:number-columns-repeated="4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 table:number-columns-repeated="2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 office:value-type="string" calcext:value-type="string">
            <text:p>Пополнение карты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INCOME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9900" calcext:value-type="float">
            <text:p>9900</text:p>
          </table:table-cell>
          <table:table-cell/>
          <table:table-cell table:formula="of:=-[.E14]" office:value-type="float" office:value="-9900" calcext:value-type="float">
            <text:p>-9900</text:p>
          </table:table-cell>
          <table:table-cell table:formula="of:=[.G14]" office:value-type="float" office:value="-9900" calcext:value-type="float">
            <text:p>-9900</text:p>
          </table:table-cell>
          <table:table-cell table:formula="of:=[.G14]" office:value-type="float" office:value="-9900" calcext:value-type="float">
            <text:p>-99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5]" office:value-type="float" office:value="-100" calcext:value-type="float">
            <text:p>-100</text:p>
          </table:table-cell>
          <table:table-cell table:formula="of:=[.G15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-[.E18]" office:value-type="float" office:value="500" calcext:value-type="float">
            <text:p>500</text:p>
          </table:table-cell>
          <table:table-cell/>
          <table:table-cell table:formula="of:=[.G18]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-15000" calcext:value-type="float">
            <text:p>-15000</text:p>
          </table:table-cell>
          <table:table-cell/>
          <table:table-cell table:formula="of:=-[.E21]" office:value-type="float" office:value="15000" calcext:value-type="float">
            <text:p>15000</text:p>
          </table:table-cell>
          <table:table-cell table:formula="of:=[.G21]" office:value-type="float" office:value="15000" calcext:value-type="float">
            <text:p>15000</text:p>
          </table:table-cell>
          <table:table-cell table:formula="of:=[.G21]" office:value-type="float" office:value="15000" calcext:value-type="float">
            <text:p>15000</text:p>
          </table:table-cell>
          <table:table-cell table:number-columns-repeated="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22]" office:value-type="float" office:value="-100" calcext:value-type="float">
            <text:p>-100</text:p>
          </table:table-cell>
          <table:table-cell table:formula="of:=[.G22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([.E21]+[.E22])" office:value-type="float" office:value="14900" calcext:value-type="float">
            <text:p>149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19]" office:value-type="float" office:value="-15400" calcext:value-type="float">
            <text:p>-15400</text:p>
          </table:table-cell>
          <table:table-cell table:number-columns-repeated="6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25]" office:value-type="float" office:value="15400" calcext:value-type="float">
            <text:p>15400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7:.H27];[.A7:.A27])" office:value-type="float" office:value="0.544171335882644" calcext:value-type="float">
            <text:p>0,5442</text:p>
          </table:table-cell>
          <table:table-cell table:style-name="ce3" table:formula="of:=XIRR([.I7:.I29];[.A7:.A29])" office:value-type="float" office:value="0.646058329580179" calcext:value-type="float">
            <text:p>0,6461</text:p>
          </table:table-cell>
          <table:table-cell table:style-name="ce6"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ce3" table:formula="of:=XIRR([.G7:.G22];[.A7:.A22])" office:value-type="float" office:value="0.616127749303461" calcext:value-type="float">
            <text:p>0,6161</text:p>
          </table:table-cell>
          <table:table-cell table:style-name="ce3" table:formula="of:=[.G34]-[.H31]" office:value-type="float" office:value="0.0719564134208168" calcext:value-type="float">
            <text:p>0,0720</text:p>
          </table:table-cell>
          <table:table-cell table:style-name="ce3" table:formula="of:=[.I31]-[.G34]" office:value-type="float" office:value="0.0299305802767185" calcext:value-type="float">
            <text:p>0,0299</text:p>
          </table:table-cell>
          <table:table-cell table:style-name="ce3" table:formula="of:=[.G34]-[.H34]" office:value-type="float" office:value="0.544171335882644" calcext:value-type="float">
            <text:p>0,5442</text:p>
          </table:table-cell>
          <table:table-cell/>
        </table:table-row>
      </table:table>
      <table:table table:name="Облигация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Покупка продажа облигации с НКД и комиссиями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Облигация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0:.E12])" office:value-type="float" office:value="-9700" calcext:value-type="float">
            <text:p>-97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8800" calcext:value-type="float">
            <text:p>8800</text:p>
          </table:table-cell>
          <table:table-cell/>
          <table:table-cell table:formula="of:=-[.E10]" office:value-type="float" office:value="-8800" calcext:value-type="float">
            <text:p>-8800</text:p>
          </table:table-cell>
          <table:table-cell table:formula="of:=[.G10]" office:value-type="float" office:value="-8800" calcext:value-type="float">
            <text:p>-8800</text:p>
          </table:table-cell>
          <table:table-cell table:formula="of:=[.G10]" office:value-type="float" office:value="-8800" calcext:value-type="float">
            <text:p>-8800</text:p>
          </table:table-cell>
          <table:table-cell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1]" office:value-type="float" office:value="-100" calcext:value-type="float">
            <text:p>-100</text:p>
          </table:table-cell>
          <table:table-cell table:formula="of:=[.G11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-[.E12]" office:value-type="float" office:value="-800" calcext:value-type="float">
            <text:p>-800</text:p>
          </table:table-cell>
          <table:table-cell/>
          <table:table-cell table:formula="of:=[.G12]" office:value-type="float" office:value="-800" calcext:value-type="float">
            <text:p>-8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/>
          <table:table-cell table:formula="of:=-[.E15]" office:value-type="float" office:value="1000" calcext:value-type="float">
            <text:p>1000</text:p>
          </table:table-cell>
          <table:table-cell/>
          <table:table-cell table:formula="of:=[.G1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18]" office:value-type="float" office:value="10000" calcext:value-type="float">
            <text:p>10000</text:p>
          </table:table-cell>
          <table:table-cell table:formula="of:=[.G18]" office:value-type="float" office:value="10000" calcext:value-type="float">
            <text:p>10000</text:p>
          </table:table-cell>
          <table:table-cell table:formula="of:=[.G18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9]" office:value-type="float" office:value="-100" calcext:value-type="float">
            <text:p>-100</text:p>
          </table:table-cell>
          <table:table-cell table:formula="of:=[.G19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/>
          <table:table-cell table:formula="of:=-[.E20]" office:value-type="float" office:value="1000" calcext:value-type="float">
            <text:p>1000</text:p>
          </table:table-cell>
          <table:table-cell/>
          <table:table-cell table:formula="of:=[.G20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8:.E20])" office:value-type="float" office:value="10900" calcext:value-type="float">
            <text:p>109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16]" office:value-type="float" office:value="-15900" calcext:value-type="float">
            <text:p>-15900</text:p>
          </table:table-cell>
          <table:table-cell table:number-columns-repeated="5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24]" office:value-type="float" office:value="15900" calcext:value-type="float">
            <text:p>159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9:.H28];[.A9:.A28])" office:value-type="float" office:value="0.123017562410942" calcext:value-type="float">
            <text:p>0,1230</text:p>
          </table:table-cell>
          <table:table-cell table:style-name="ce3" table:formula="of:=XIRR([.I9:.I28];[.A9:.A28])" office:value-type="float" office:value="0.291059682277158" calcext:value-type="float">
            <text:p>0,2911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3" table:formula="of:=XIRR([.G10:.G28];[.A10:.A28])" office:value-type="float" office:value="0.263719287124107" calcext:value-type="float">
            <text:p>0,2637</text:p>
          </table:table-cell>
          <table:table-cell table:style-name="ce3" table:formula="of:=[.G33]-[.H30]" office:value-type="float" office:value="0.140701724713165" calcext:value-type="float">
            <text:p>0,1407</text:p>
          </table:table-cell>
          <table:table-cell table:style-name="ce3" table:formula="of:=[.I30]-[.G33]" office:value-type="float" office:value="0.0273403951530513" calcext:value-type="float">
            <text:p>0,0273</text:p>
          </table:table-cell>
          <table:table-cell table:style-name="ce3" table:formula="of:=[.G33]-[.H33]" office:value-type="float" office:value="0.123017562410942" calcext:value-type="float">
            <text:p>0,1230</text:p>
          </table:table-cell>
        </table:table-row>
      </table:table>
      <table:table table:name="Депозит на карту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Покупка продажа акции с дивидендами и комиссиями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Депози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7]" office:value-type="float" office:value="-10000" calcext:value-type="float">
            <text:p>-10000</text:p>
          </table:table-cell>
          <table:table-cell table:formula="of:=[.G7]" office:value-type="float" office:value="-10000" calcext:value-type="float">
            <text:p>-10000</text:p>
          </table:table-cell>
          <table:table-cell table:formula="of:=[.G7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string" calcext:value-type="string">
            <text:p>Проценты 1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1]" office:value-type="float" office:value="300" calcext:value-type="float">
            <text:p>300</text:p>
          </table:table-cell>
          <table:table-cell/>
          <table:table-cell table:formula="of:=[.G1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Проценты 2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5]" office:value-type="float" office:value="300" calcext:value-type="float">
            <text:p>300</text:p>
          </table:table-cell>
          <table:table-cell/>
          <table:table-cell table:formula="of:=[.G1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центы 3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9]" office:value-type="float" office:value="300" calcext:value-type="float">
            <text:p>300</text:p>
          </table:table-cell>
          <table:table-cell/>
          <table:table-cell table:formula="of:=[.G1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Закрытие депозита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21]" office:value-type="float" office:value="10000" calcext:value-type="float">
            <text:p>10000</text:p>
          </table:table-cell>
          <table:table-cell table:formula="of:=[.G21]" office:value-type="float" office:value="10000" calcext:value-type="float">
            <text:p>10000</text:p>
          </table:table-cell>
          <table:table-cell table:formula="of:=[.G21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table:formula="of:=-[.E21]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7:.H25];[.A7:.A25])" office:value-type="float" office:value="2.93703178301861E-017" calcext:value-type="float">
            <text:p>0,0000</text:p>
          </table:table-cell>
          <table:table-cell table:style-name="ce3" table:formula="of:=XIRR([.I7:.I25];[.A7:.A25])" office:value-type="float" office:value="0.0941840656386543" calcext:value-type="float">
            <text:p>0,0942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3" table:formula="of:=XIRR([.G7:.G25];[.A7:.A25])" office:value-type="float" office:value="0.0941840656386543" calcext:value-type="float">
            <text:p>0,0942</text:p>
          </table:table-cell>
          <table:table-cell table:style-name="ce3" table:formula="of:=[.G30]-[.H27]" office:value-type="float" office:value="0.0941840656386543" calcext:value-type="float">
            <text:p>0,0942</text:p>
          </table:table-cell>
          <table:table-cell table:style-name="ce3" table:formula="of:=[.I27]-[.G30]" office:value-type="float" office:value="0" calcext:value-type="float">
            <text:p>0,0000</text:p>
          </table:table-cell>
          <table:table-cell table:style-name="ce3" table:formula="of:=[.G30]-[.H30]" office:value-type="float" office:value="0" calcext:value-type="float">
            <text:p>0,0000</text:p>
          </table:table-cell>
        </table:table-row>
      </table:table>
      <table:table table:name="Депозит с комиссией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Депозит с комиссией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Сче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Пополнение наличными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-[.E9]" office:value-type="float" office:value="-5000" calcext:value-type="float">
            <text:p>-5000</text:p>
          </table:table-cell>
          <table:table-cell table:formula="of:=[.G9]" office:value-type="float" office:value="-5000" calcext:value-type="float">
            <text:p>-5000</text:p>
          </table:table-cell>
          <table:table-cell table:formula="of:=[.G9]" office:value-type="float" office:value="-5000" calcext:value-type="float">
            <text:p>-5000</text:p>
          </table:table-cell>
          <table:table-cell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-[.E10]" office:value-type="float" office:value="-200" calcext:value-type="float">
            <text:p>-200</text:p>
          </table:table-cell>
          <table:table-cell table:formula="of:=[.G10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Наличные</text:p>
          </table:table-cell>
          <table:table-cell office:value-type="string" calcext:value-type="string">
            <text:p>CASH</text:p>
          </table:table-cell>
          <table:table-cell table:formula="of:=-SUM([.E9:.E10])" office:value-type="float" office:value="-5200" calcext:value-type="float">
            <text:p>-52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Проценты по депозиту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Снятие денег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-16000" calcext:value-type="float">
            <text:p>-16000</text:p>
          </table:table-cell>
          <table:table-cell/>
          <table:table-cell table:formula="of:=-[.E16]" office:value-type="float" office:value="16000" calcext:value-type="float">
            <text:p>16000</text:p>
          </table:table-cell>
          <table:table-cell table:formula="of:=[.G16]" office:value-type="float" office:value="16000" calcext:value-type="float">
            <text:p>16000</text:p>
          </table:table-cell>
          <table:table-cell table:formula="of:=[.G16]" office:value-type="float" office:value="16000" calcext:value-type="float">
            <text:p>16000</text:p>
          </table:table-cell>
          <table:table-cell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-[.E17]" office:value-type="float" office:value="-200" calcext:value-type="float">
            <text:p>-200</text:p>
          </table:table-cell>
          <table:table-cell table:formula="of:=[.G17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SUM([.E16:.E17])" office:value-type="float" office:value="15800" calcext:value-type="float">
            <text:p>158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6:.H20];[.A6:.A20])" office:value-type="float" office:value="0.105080002767215" calcext:value-type="float">
            <text:p>0,1051</text:p>
          </table:table-cell>
          <table:table-cell table:style-name="ce3" table:formula="of:=XIRR([.I6:.I20];[.A6:.A20])" office:value-type="float" office:value="0.180838328428385" calcext:value-type="float">
            <text:p>0,1808</text:p>
          </table:table-cell>
          <table:table-cell table:style-name="ce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number-columns-repeated="6"/>
          <table:table-cell table:style-name="ce3" table:formula="of:=XIRR([.G6:.G17];[.A6:.A17])" office:value-type="float" office:value="0.105080002767215" calcext:value-type="float">
            <text:p>0,1051</text:p>
          </table:table-cell>
          <table:table-cell table:style-name="ce3" table:formula="of:=[.G25]-[.H22]" office:value-type="float" office:value="0" calcext:value-type="float">
            <text:p>0,0000</text:p>
          </table:table-cell>
          <table:table-cell table:style-name="ce3" table:formula="of:=[.I22]-[.G25]" office:value-type="float" office:value="0.0757583256611698" calcext:value-type="float">
            <text:p>0,0758</text:p>
          </table:table-cell>
          <table:table-cell table:style-name="ce3" table:formula="of:=[.G25]-[.H25]" office:value-type="float" office:value="0.105080002767215" calcext:value-type="float">
            <text:p>0,1051</text:p>
          </table:table-cell>
        </table:table-row>
      </table:table>
      <table:table table:name="Покупка с комиссией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Покупка с комиссией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Сче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 office:value-type="string" calcext:value-type="string">
            <text:p>xirr_enabl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Покупка книжки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-1100" calcext:value-type="float">
            <text:p>-1100</text:p>
          </table:table-cell>
          <table:table-cell/>
          <table:table-cell table:formula="of:=-[.E9]" office:value-type="float" office:value="1100" calcext:value-type="float">
            <text:p>1100</text:p>
          </table:table-cell>
          <table:table-cell table:formula="of:=[.G9]" office:value-type="float" office:value="1100" calcext:value-type="float">
            <text:p>1100</text:p>
          </table:table-cell>
          <table:table-cell table:formula="of:=[.G9]" office:value-type="float" office:value="1100" calcext:value-type="float">
            <text:p>1100</text:p>
          </table:table-cell>
          <table:table-cell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table:formula="of:=-[.E10]" office:value-type="float" office:value="-100" calcext:value-type="float">
            <text:p>-100</text:p>
          </table:table-cell>
          <table:table-cell table:formula="of:=[.G10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Стоимость книжки</text:p>
          </table:table-cell>
          <table:table-cell office:value-type="string" calcext:value-type="string">
            <text:p>EXPENSE</text:p>
          </table:table-cell>
          <table:table-cell table:formula="of:=-SUM([.E9:.E10])"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 office:value-type="string" calcext:value-type="string">
            <text:p>Покупка книжки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-1100" calcext:value-type="float">
            <text:p>-1100</text:p>
          </table:table-cell>
          <table:table-cell/>
          <table:table-cell table:formula="of:=-[.E13]" office:value-type="float" office:value="1100" calcext:value-type="float">
            <text:p>1100</text:p>
          </table:table-cell>
          <table:table-cell table:formula="of:=[.G13]" office:value-type="float" office:value="1100" calcext:value-type="float">
            <text:p>1100</text:p>
          </table:table-cell>
          <table:table-cell table:formula="of:=[.G13]" office:value-type="float" office:value="1100" calcext:value-type="float">
            <text:p>1100</text:p>
          </table:table-cell>
          <table:table-cell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table:formula="of:=-[.E14]" office:value-type="float" office:value="-100" calcext:value-type="float">
            <text:p>-100</text:p>
          </table:table-cell>
          <table:table-cell table:formula="of:=[.G14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Стоимость книжки</text:p>
          </table:table-cell>
          <table:table-cell office:value-type="string" calcext:value-type="string">
            <text:p>EXPENSE</text:p>
          </table:table-cell>
          <table:table-cell table:formula="of:=-SUM([.E13:.E14])"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formula="of:=[.E6]+[.E9]+[.E13]" office:value-type="float" office:value="7800" calcext:value-type="float">
            <text:p>7800</text:p>
          </table:table-cell>
          <table:table-cell table:formula="of:=[.G18]" office:value-type="float" office:value="7800" calcext:value-type="float">
            <text:p>7800</text:p>
          </table:table-cell>
          <table:table-cell table:style-name="ce5" table:formula="of:=[.G18]" office:value-type="float" office:value="7800" calcext:value-type="float">
            <text:p>7800</text:p>
          </table:table-cell>
          <table:table-cell table:style-name="ce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6:.H18];[.A6:.A18])" office:value-type="float" office:value="-0.0241887019420289" calcext:value-type="float">
            <text:p>-0,0242</text:p>
          </table:table-cell>
          <table:table-cell table:style-name="ce3" table:formula="of:=XIRR([.I6:.I18];[.A6:.A18])" office:value-type="float" office:value="1.91019206333197E-017" calcext:value-type="float">
            <text:p>0,0000</text:p>
          </table:table-cell>
          <table:table-cell table:style-name="ce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number-columns-repeated="6"/>
          <table:table-cell table:style-name="ce3" table:formula="of:=XIRR([.G6:.G18];[.A6:.A18])" office:value-type="float" office:value="-0.0241887019420289" calcext:value-type="float">
            <text:p>-0,0242</text:p>
          </table:table-cell>
          <table:table-cell table:style-name="ce3" table:formula="of:=[.G23]-[.H20]" office:value-type="float" office:value="0" calcext:value-type="float">
            <text:p>0,0000</text:p>
          </table:table-cell>
          <table:table-cell table:style-name="ce3" table:formula="of:=[.I20]-[.G23]" office:value-type="float" office:value="0.0241887019420289" calcext:value-type="float">
            <text:p>0,0242</text:p>
          </table:table-cell>
          <table:table-cell table:style-name="ce3" table:formula="of:=[.G23]-[.H23]" office:value-type="float" office:value="-0.0241887019420289" calcext:value-type="float">
            <text:p>-0,0242</text:p>
          </table:table-cell>
        </table:table-row>
      </table:table>
      <table:table table:name="Акция курсовая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Акция, доходность по историческим котировкам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Акция</text:p>
          </table:table-cell>
          <table:table-cell table:number-columns-repeated="3"/>
        </table:table-row>
        <table:table-row table:style-name="ro1">
          <table:table-cell table:style-name="ce1" table:number-columns-repeated="8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Кол-во</text:p>
          </table:table-cell>
          <table:table-cell table:style-name="ce1" office:value-type="string" calcext:value-type="string">
            <text:p>Цен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Начальный баланс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[.E5]*[.F5]" office:value-type="float" office:value="10000" calcext:value-type="float">
            <text:p>10000</text:p>
          </table:table-cell>
          <table:table-cell/>
          <table:table-cell table:formula="of:=-[.G5]" office:value-type="float" office:value="-10000" calcext:value-type="float">
            <text:p>-10000</text:p>
          </table:table-cell>
          <table:table-cell table:formula="of:=[.I5]" office:value-type="float" office:value="-10000" calcext:value-type="float">
            <text:p>-10000</text:p>
          </table:table-cell>
          <table:table-cell table:formula="of:=[.I5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table:formula="of:=[.E7]*[.F7]" office:value-type="float" office:value="11000" calcext:value-type="float">
            <text:p>11000</text:p>
          </table:table-cell>
          <table:table-cell/>
          <table:table-cell table:formula="of:=-[.G7]" office:value-type="float" office:value="-11000" calcext:value-type="float">
            <text:p>-11000</text:p>
          </table:table-cell>
          <table:table-cell table:formula="of:=[.I7]" office:value-type="float" office:value="-11000" calcext:value-type="float">
            <text:p>-11000</text:p>
          </table:table-cell>
          <table:table-cell table:formula="of:=[.I7]" office:value-type="float" office:value="-11000" calcext:value-type="float">
            <text:p>-11000</text:p>
          </table:table-cell>
          <table:table-cell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-[.G8]" office:value-type="float" office:value="-100" calcext:value-type="float">
            <text:p>-100</text:p>
          </table:table-cell>
          <table:table-cell table:formula="of:=[.I8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number-columns-repeated="2"/>
          <table:table-cell table:formula="of:=-SUM([.G7:.G8])" office:value-type="float" office:value="-11100" calcext:value-type="float">
            <text:p>-1110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formula="of:=[.E11]*[.F11]" office:value-type="float" office:value="6000" calcext:value-type="float">
            <text:p>6000</text:p>
          </table:table-cell>
          <table:table-cell/>
          <table:table-cell table:formula="of:=-[.G11]" office:value-type="float" office:value="-6000" calcext:value-type="float">
            <text:p>-6000</text:p>
          </table:table-cell>
          <table:table-cell table:formula="of:=[.I11]" office:value-type="float" office:value="-6000" calcext:value-type="float">
            <text:p>-6000</text:p>
          </table:table-cell>
          <table:table-cell table:formula="of:=[.I11]" office:value-type="float" office:value="-6000" calcext:value-type="float">
            <text:p>-6000</text:p>
          </table:table-cell>
          <table:table-cell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-[.G12]" office:value-type="float" office:value="-100" calcext:value-type="float">
            <text:p>-100</text:p>
          </table:table-cell>
          <table:table-cell table:formula="of:=[.I12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number-columns-repeated="2"/>
          <table:table-cell table:formula="of:=-SUM([.G11:.G12])" office:value-type="float" office:value="-6100" calcext:value-type="float">
            <text:p>-610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date" office:date-value="2016-04-01" calcext:value-type="date">
            <text:p>01.04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-15" calcext:value-type="float">
            <text:p>-15</text:p>
          </table:table-cell>
          <table:table-cell office:value-type="float" office:value="1200" calcext:value-type="float">
            <text:p>1200</text:p>
          </table:table-cell>
          <table:table-cell table:formula="of:=[.E15]*[.F15]" office:value-type="float" office:value="-18000" calcext:value-type="float">
            <text:p>-18000</text:p>
          </table:table-cell>
          <table:table-cell/>
          <table:table-cell table:formula="of:=-[.G15]" office:value-type="float" office:value="18000" calcext:value-type="float">
            <text:p>18000</text:p>
          </table:table-cell>
          <table:table-cell table:formula="of:=[.I15]" office:value-type="float" office:value="18000" calcext:value-type="float">
            <text:p>18000</text:p>
          </table:table-cell>
          <table:table-cell table:formula="of:=[.I15]" office:value-type="float" office:value="18000" calcext:value-type="float">
            <text:p>18000</text:p>
          </table:table-cell>
          <table:table-cell/>
        </table:table-row>
        <table:table-row table:style-name="ro1">
          <table:table-cell table:style-name="ce2" office:value-type="date" office:date-value="2016-04-01" calcext:value-type="date">
            <text:p>01.04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-[.G16]" office:value-type="float" office:value="-100" calcext:value-type="float">
            <text:p>-100</text:p>
          </table:table-cell>
          <table:table-cell table:formula="of:=[.I16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4-01" calcext:value-type="date">
            <text:p>01.04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number-columns-repeated="2"/>
          <table:table-cell table:formula="of:=-SUM([.G15:.G16])" office:value-type="float" office:value="17900" calcext:value-type="float">
            <text:p>17900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2"/>
          <table:table-cell table:formula="of:=SUM([.E5:.E19])"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table:formula="of:=[.E20]*[.F20]" office:value-type="float" office:value="11000" calcext:value-type="float">
            <text:p>11000</text:p>
          </table:table-cell>
          <table:table-cell/>
          <table:table-cell table:formula="of:=[.G20]" office:value-type="float" office:value="11000" calcext:value-type="float">
            <text:p>11000</text:p>
          </table:table-cell>
          <table:table-cell table:formula="of:=[.I20]" office:value-type="float" office:value="11000" calcext:value-type="float">
            <text:p>11000</text:p>
          </table:table-cell>
          <table:table-cell table:style-name="ce5" table:formula="of:=[.I20]" office:value-type="float" office:value="11000" calcext:value-type="float">
            <text:p>11000</text:p>
          </table:table-cell>
          <table:table-cell table:style-name="ce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7"/>
          <table:table-cell table:style-name="ce3" table:formula="of:=XIRR([.J5:.J20];[.A5:.A20])" office:value-type="float" office:value="0.142192394406582" calcext:value-type="float">
            <text:p>0,1422</text:p>
          </table:table-cell>
          <table:table-cell table:style-name="ce3" table:formula="of:=XIRR([.K5:.K20];[.A5:.A20])" office:value-type="float" office:value="0.170520786689301" calcext:value-type="float">
            <text:p>0,1705</text:p>
          </table:table-cell>
          <table:table-cell table:style-name="ce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number-columns-repeated="8"/>
          <table:table-cell table:style-name="ce3" table:formula="of:=XIRR([.I5:.I20];[.A5:.A20])" office:value-type="float" office:value="0.142192394406582" calcext:value-type="float">
            <text:p>0,1422</text:p>
          </table:table-cell>
          <table:table-cell table:style-name="ce3" table:formula="of:=[.I25]-[.J22]" office:value-type="float" office:value="0" calcext:value-type="float">
            <text:p>0,0000</text:p>
          </table:table-cell>
          <table:table-cell table:style-name="ce3" table:formula="of:=[.K22]-[.I25]" office:value-type="float" office:value="0.0283283922827197" calcext:value-type="float">
            <text:p>0,0283</text:p>
          </table:table-cell>
          <table:table-cell table:style-name="ce3" table:formula="of:=[.I25]-[.J25]" office:value-type="float" office:value="0.142192394406582" calcext:value-type="float">
            <text:p>0,14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.00.0000</text:date>, <text:time style:data-style-name="N2" text:time-value="09:12:35.37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2:58:39.025000000</meta:creation-date>
    <meta:generator>LibreOffice/5.3.1.2$Windows_x86 LibreOffice_project/e80a0e0fd1875e1696614d24c32df0f95f03deb2</meta:generator>
    <dc:date>2017-04-21T14:51:25.557000000</dc:date>
    <meta:editing-duration>PT2H17M37S</meta:editing-duration>
    <meta:editing-cycles>12</meta:editing-cycles>
    <meta:document-statistic meta:table-count="6" meta:cell-count="580" meta:object-count="0"/>
  </office:meta>
</office:document-meta>
</file>